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1.3937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0.7646in"/>
    </style:style>
    <style:style style:name="co4" style:family="table-column">
      <style:table-column-properties fo:break-before="auto" style:column-width="1.2043in"/>
    </style:style>
    <style:style style:name="co5" style:family="table-column">
      <style:table-column-properties fo:break-before="auto" style:column-width="0.839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row table:style-name="ro1">
          <table:table-cell office:value-type="string" calcext:value-type="string">
            <text:p>/media/navid/D410CF4E10CF3670/00Khazaee-DONotDelete-09132943946/DB/newcut-data/vids-1080/10.mp4:-dtf-H-nosal </text:p>
          </table:table-cell>
          <table:table-cell office:value-type="float" office:value="0.687957" calcext:value-type="float">
            <text:p>0.687957</text:p>
          </table:table-cell>
          <table:table-cell office:value-type="float" office:value="0.167034" calcext:value-type="float">
            <text:p>0.167034</text:p>
          </table:table-cell>
          <table:table-cell office:value-type="string" calcext:value-type="string">
            <text:p>dtf-H-nosal@neg </text:p>
          </table:table-cell>
          <table:table-cell office:value-type="float" office:value="0.324834" calcext:value-type="float">
            <text:p>0.324834</text:p>
          </table:table-cell>
          <table:table-cell office:value-type="float" office:value="0.0591661" calcext:value-type="float">
            <text:p>0.0591661</text:p>
          </table:table-cell>
          <table:table-cell office:value-type="float" office:value="304" calcext:value-type="float">
            <text:p>304</text:p>
          </table:table-cell>
          <table:table-cell table:formula="of:=SUMPRODUCT([.B1:.B28];[.G1:.G28])/SUM([.G1:.G28])" office:value-type="float" office:value="0.752874692835153" calcext:value-type="float">
            <text:p>0.7528746928</text:p>
          </table:table-cell>
          <table:table-cell table:formula="of:=SUMPRODUCT([.C1:.C28];[.G1:.G28])/SUM([.G1:.G28])" office:value-type="float" office:value="0.199954296459558" calcext:value-type="float">
            <text:p>0.1999542965</text:p>
          </table:table-cell>
          <table:table-cell/>
          <table:table-cell table:formula="of:=SUMPRODUCT([.E1:.E28];[.G1:.G28])/SUM([.G1:.G28])" office:value-type="float" office:value="0.410693850881612" calcext:value-type="float">
            <text:p>0.4106938509</text:p>
          </table:table-cell>
          <table:table-cell table:formula="of:=SUMPRODUCT([.F1:.F28];[.G1:.G28])/SUM([.G1:.G28])" office:value-type="float" office:value="0.0509601071494542" calcext:value-type="float">
            <text:p>0.0509601071</text:p>
          </table:table-cell>
        </table:table-row>
        <table:table-row table:style-name="ro1">
          <table:table-cell office:value-type="string" calcext:value-type="string">
            <text:p>/media/navid/D410CF4E10CF3670/00Khazaee-DONotDelete-09132943946/DB/newcut-data/vids-1080/13.mp4:-dtf-H-nosal </text:p>
          </table:table-cell>
          <table:table-cell office:value-type="float" office:value="0.454584" calcext:value-type="float">
            <text:p>0.454584</text:p>
          </table:table-cell>
          <table:table-cell office:value-type="float" office:value="0.254243" calcext:value-type="float">
            <text:p>0.254243</text:p>
          </table:table-cell>
          <table:table-cell office:value-type="string" calcext:value-type="string">
            <text:p>dtf-H-nosal@neg </text:p>
          </table:table-cell>
          <table:table-cell office:value-type="float" office:value="0.357327" calcext:value-type="float">
            <text:p>0.357327</text:p>
          </table:table-cell>
          <table:table-cell office:value-type="float" office:value="0.09119" calcext:value-type="float">
            <text:p>0.09119</text:p>
          </table:table-cell>
          <table:table-cell office:value-type="float" office:value="349" calcext:value-type="float">
            <text:p>3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14.mp4:-dtf-H-nosal </text:p>
          </table:table-cell>
          <table:table-cell office:value-type="float" office:value="0.674363" calcext:value-type="float">
            <text:p>0.674363</text:p>
          </table:table-cell>
          <table:table-cell office:value-type="float" office:value="0.236865" calcext:value-type="float">
            <text:p>0.236865</text:p>
          </table:table-cell>
          <table:table-cell office:value-type="string" calcext:value-type="string">
            <text:p>dtf-H-nosal@neg </text:p>
          </table:table-cell>
          <table:table-cell office:value-type="float" office:value="0.413244" calcext:value-type="float">
            <text:p>0.413244</text:p>
          </table:table-cell>
          <table:table-cell office:value-type="float" office:value="0.0663147" calcext:value-type="float">
            <text:p>0.0663147</text:p>
          </table:table-cell>
          <table:table-cell office:value-type="float" office:value="249" calcext:value-type="float">
            <text:p>2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15.mp4:-dtf-H-nosal </text:p>
          </table:table-cell>
          <table:table-cell office:value-type="float" office:value="0.38585" calcext:value-type="float">
            <text:p>0.38585</text:p>
          </table:table-cell>
          <table:table-cell office:value-type="float" office:value="0.163681" calcext:value-type="float">
            <text:p>0.163681</text:p>
          </table:table-cell>
          <table:table-cell office:value-type="string" calcext:value-type="string">
            <text:p>dtf-H-nosal@neg </text:p>
          </table:table-cell>
          <table:table-cell office:value-type="float" office:value="0.256247" calcext:value-type="float">
            <text:p>0.256247</text:p>
          </table:table-cell>
          <table:table-cell office:value-type="float" office:value="0.0317265" calcext:value-type="float">
            <text:p>0.0317265</text:p>
          </table:table-cell>
          <table:table-cell office:value-type="float" office:value="391" calcext:value-type="float">
            <text:p>3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16.mp4:-dtf-H-nosal </text:p>
          </table:table-cell>
          <table:table-cell office:value-type="float" office:value="0.447664" calcext:value-type="float">
            <text:p>0.447664</text:p>
          </table:table-cell>
          <table:table-cell office:value-type="float" office:value="0.232263" calcext:value-type="float">
            <text:p>0.232263</text:p>
          </table:table-cell>
          <table:table-cell office:value-type="string" calcext:value-type="string">
            <text:p>dtf-H-nosal@neg </text:p>
          </table:table-cell>
          <table:table-cell office:value-type="float" office:value="0.266152" calcext:value-type="float">
            <text:p>0.266152</text:p>
          </table:table-cell>
          <table:table-cell office:value-type="float" office:value="0.0161185" calcext:value-type="float">
            <text:p>0.0161185</text:p>
          </table:table-cell>
          <table:table-cell office:value-type="float" office:value="242" calcext:value-type="float">
            <text:p>2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17.mp4:-dtf-H-nosal </text:p>
          </table:table-cell>
          <table:table-cell office:value-type="float" office:value="0.923906" calcext:value-type="float">
            <text:p>0.923906</text:p>
          </table:table-cell>
          <table:table-cell office:value-type="float" office:value="0.0792128" calcext:value-type="float">
            <text:p>0.0792128</text:p>
          </table:table-cell>
          <table:table-cell office:value-type="string" calcext:value-type="string">
            <text:p>dtf-H-nosal@neg </text:p>
          </table:table-cell>
          <table:table-cell office:value-type="float" office:value="0.417402" calcext:value-type="float">
            <text:p>0.417402</text:p>
          </table:table-cell>
          <table:table-cell office:value-type="float" office:value="0.0161715" calcext:value-type="float">
            <text:p>0.0161715</text:p>
          </table:table-cell>
          <table:table-cell office:value-type="float" office:value="339" calcext:value-type="float">
            <text:p>3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18.mp4:-dtf-H-nosal </text:p>
          </table:table-cell>
          <table:table-cell office:value-type="float" office:value="0.646417" calcext:value-type="float">
            <text:p>0.646417</text:p>
          </table:table-cell>
          <table:table-cell office:value-type="float" office:value="0.202652" calcext:value-type="float">
            <text:p>0.202652</text:p>
          </table:table-cell>
          <table:table-cell office:value-type="string" calcext:value-type="string">
            <text:p>dtf-H-nosal@neg </text:p>
          </table:table-cell>
          <table:table-cell office:value-type="float" office:value="0.43978" calcext:value-type="float">
            <text:p>0.43978</text:p>
          </table:table-cell>
          <table:table-cell office:value-type="float" office:value="0.0951186" calcext:value-type="float">
            <text:p>0.0951186</text:p>
          </table:table-cell>
          <table:table-cell office:value-type="float" office:value="192" calcext:value-type="float">
            <text:p>1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19.mp4:-dtf-H-nosal </text:p>
          </table:table-cell>
          <table:table-cell office:value-type="float" office:value="0.732784" calcext:value-type="float">
            <text:p>0.732784</text:p>
          </table:table-cell>
          <table:table-cell office:value-type="float" office:value="0.227428" calcext:value-type="float">
            <text:p>0.227428</text:p>
          </table:table-cell>
          <table:table-cell office:value-type="string" calcext:value-type="string">
            <text:p>dtf-H-nosal@neg </text:p>
          </table:table-cell>
          <table:table-cell office:value-type="float" office:value="0.505733" calcext:value-type="float">
            <text:p>0.505733</text:p>
          </table:table-cell>
          <table:table-cell office:value-type="float" office:value="0.0985139" calcext:value-type="float">
            <text:p>0.0985139</text:p>
          </table:table-cell>
          <table:table-cell office:value-type="float" office:value="1398" calcext:value-type="float">
            <text:p>13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1.mp4:-dtf-H-nosal </text:p>
          </table:table-cell>
          <table:table-cell office:value-type="float" office:value="0.731131" calcext:value-type="float">
            <text:p>0.731131</text:p>
          </table:table-cell>
          <table:table-cell office:value-type="float" office:value="0.226343" calcext:value-type="float">
            <text:p>0.226343</text:p>
          </table:table-cell>
          <table:table-cell office:value-type="string" calcext:value-type="string">
            <text:p>dtf-H-nosal@neg </text:p>
          </table:table-cell>
          <table:table-cell office:value-type="float" office:value="0.0993436" calcext:value-type="float">
            <text:p>0.0993436</text:p>
          </table:table-cell>
          <table:table-cell office:value-type="float" office:value="0.0254537" calcext:value-type="float">
            <text:p>0.0254537</text:p>
          </table:table-cell>
          <table:table-cell office:value-type="float" office:value="260" calcext:value-type="float">
            <text:p>2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20.mp4:-dtf-H-nosal </text:p>
          </table:table-cell>
          <table:table-cell office:value-type="float" office:value="0.746356" calcext:value-type="float">
            <text:p>0.746356</text:p>
          </table:table-cell>
          <table:table-cell office:value-type="float" office:value="0.229938" calcext:value-type="float">
            <text:p>0.229938</text:p>
          </table:table-cell>
          <table:table-cell office:value-type="string" calcext:value-type="string">
            <text:p>dtf-H-nosal@neg </text:p>
          </table:table-cell>
          <table:table-cell office:value-type="float" office:value="0.349696" calcext:value-type="float">
            <text:p>0.349696</text:p>
          </table:table-cell>
          <table:table-cell office:value-type="float" office:value="0.0751948" calcext:value-type="float">
            <text:p>0.0751948</text:p>
          </table:table-cell>
          <table:table-cell office:value-type="float" office:value="643" calcext:value-type="float">
            <text:p>6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22.mp4:-dtf-H-nosal </text:p>
          </table:table-cell>
          <table:table-cell office:value-type="float" office:value="0.789864" calcext:value-type="float">
            <text:p>0.789864</text:p>
          </table:table-cell>
          <table:table-cell office:value-type="float" office:value="0.20315" calcext:value-type="float">
            <text:p>0.20315</text:p>
          </table:table-cell>
          <table:table-cell office:value-type="string" calcext:value-type="string">
            <text:p>dtf-H-nosal@neg </text:p>
          </table:table-cell>
          <table:table-cell office:value-type="float" office:value="0.480512" calcext:value-type="float">
            <text:p>0.480512</text:p>
          </table:table-cell>
          <table:table-cell office:value-type="float" office:value="0.0730449" calcext:value-type="float">
            <text:p>0.0730449</text:p>
          </table:table-cell>
          <table:table-cell office:value-type="float" office:value="1657" calcext:value-type="float">
            <text:p>16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24.mp4:-dtf-H-nosal </text:p>
          </table:table-cell>
          <table:table-cell office:value-type="float" office:value="0.550085" calcext:value-type="float">
            <text:p>0.550085</text:p>
          </table:table-cell>
          <table:table-cell office:value-type="float" office:value="0.32562" calcext:value-type="float">
            <text:p>0.32562</text:p>
          </table:table-cell>
          <table:table-cell office:value-type="string" calcext:value-type="string">
            <text:p>dtf-H-nosal@neg </text:p>
          </table:table-cell>
          <table:table-cell office:value-type="float" office:value="0.609098" calcext:value-type="float">
            <text:p>0.609098</text:p>
          </table:table-cell>
          <table:table-cell office:value-type="float" office:value="0.0133429" calcext:value-type="float">
            <text:p>0.0133429</text:p>
          </table:table-cell>
          <table:table-cell office:value-type="float" office:value="351" calcext:value-type="float">
            <text:p>3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25.mp4:-dtf-H-nosal </text:p>
          </table:table-cell>
          <table:table-cell office:value-type="float" office:value="0.912228" calcext:value-type="float">
            <text:p>0.912228</text:p>
          </table:table-cell>
          <table:table-cell office:value-type="float" office:value="0.173178" calcext:value-type="float">
            <text:p>0.173178</text:p>
          </table:table-cell>
          <table:table-cell office:value-type="string" calcext:value-type="string">
            <text:p>dtf-H-nosal@neg </text:p>
          </table:table-cell>
          <table:table-cell office:value-type="float" office:value="0.615379" calcext:value-type="float">
            <text:p>0.615379</text:p>
          </table:table-cell>
          <table:table-cell office:value-type="float" office:value="0.0307986" calcext:value-type="float">
            <text:p>0.0307986</text:p>
          </table:table-cell>
          <table:table-cell office:value-type="float" office:value="159" calcext:value-type="float">
            <text:p>1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26.mp4:-dtf-H-nosal </text:p>
          </table:table-cell>
          <table:table-cell office:value-type="float" office:value="0.498138" calcext:value-type="float">
            <text:p>0.498138</text:p>
          </table:table-cell>
          <table:table-cell office:value-type="float" office:value="0.198022" calcext:value-type="float">
            <text:p>0.198022</text:p>
          </table:table-cell>
          <table:table-cell office:value-type="string" calcext:value-type="string">
            <text:p>dtf-H-nosal@neg </text:p>
          </table:table-cell>
          <table:table-cell office:value-type="float" office:value="0.428404" calcext:value-type="float">
            <text:p>0.428404</text:p>
          </table:table-cell>
          <table:table-cell office:value-type="float" office:value="0.0510887" calcext:value-type="float">
            <text:p>0.0510887</text:p>
          </table:table-cell>
          <table:table-cell office:value-type="float" office:value="194" calcext:value-type="float">
            <text:p>1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28.mp4:-dtf-H-nosal </text:p>
          </table:table-cell>
          <table:table-cell office:value-type="float" office:value="0.673094" calcext:value-type="float">
            <text:p>0.673094</text:p>
          </table:table-cell>
          <table:table-cell office:value-type="float" office:value="0.397803" calcext:value-type="float">
            <text:p>0.397803</text:p>
          </table:table-cell>
          <table:table-cell office:value-type="string" calcext:value-type="string">
            <text:p>dtf-H-nosal@neg </text:p>
          </table:table-cell>
          <table:table-cell office:value-type="float" office:value="0.4964" calcext:value-type="float">
            <text:p>0.4964</text:p>
          </table:table-cell>
          <table:table-cell office:value-type="float" office:value="0.0365822" calcext:value-type="float">
            <text:p>0.0365822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2.mp4:-dtf-H-nosal </text:p>
          </table:table-cell>
          <table:table-cell office:value-type="float" office:value="0.481187" calcext:value-type="float">
            <text:p>0.481187</text:p>
          </table:table-cell>
          <table:table-cell office:value-type="float" office:value="0.253008" calcext:value-type="float">
            <text:p>0.253008</text:p>
          </table:table-cell>
          <table:table-cell office:value-type="string" calcext:value-type="string">
            <text:p>dtf-H-nosal@neg </text:p>
          </table:table-cell>
          <table:table-cell office:value-type="float" office:value="0.290343" calcext:value-type="float">
            <text:p>0.290343</text:p>
          </table:table-cell>
          <table:table-cell office:value-type="float" office:value="0.0356814" calcext:value-type="float">
            <text:p>0.0356814</text:p>
          </table:table-cell>
          <table:table-cell office:value-type="float" office:value="1181" calcext:value-type="float">
            <text:p>11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33.mp4:-dtf-H-nosal </text:p>
          </table:table-cell>
          <table:table-cell office:value-type="float" office:value="0.933506" calcext:value-type="float">
            <text:p>0.933506</text:p>
          </table:table-cell>
          <table:table-cell office:value-type="float" office:value="0.137842" calcext:value-type="float">
            <text:p>0.137842</text:p>
          </table:table-cell>
          <table:table-cell office:value-type="string" calcext:value-type="string">
            <text:p>dtf-H-nosal@neg </text:p>
          </table:table-cell>
          <table:table-cell office:value-type="float" office:value="0.521921" calcext:value-type="float">
            <text:p>0.521921</text:p>
          </table:table-cell>
          <table:table-cell office:value-type="float" office:value="0.0155911" calcext:value-type="float">
            <text:p>0.0155911</text:p>
          </table:table-cell>
          <table:table-cell office:value-type="float" office:value="238" calcext:value-type="float">
            <text:p>2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35.mp4:-dtf-H-nosal </text:p>
          </table:table-cell>
          <table:table-cell office:value-type="float" office:value="0.966979" calcext:value-type="float">
            <text:p>0.966979</text:p>
          </table:table-cell>
          <table:table-cell office:value-type="float" office:value="0.0925963" calcext:value-type="float">
            <text:p>0.0925963</text:p>
          </table:table-cell>
          <table:table-cell office:value-type="string" calcext:value-type="string">
            <text:p>dtf-H-nosal@neg </text:p>
          </table:table-cell>
          <table:table-cell office:value-type="float" office:value="0.470192" calcext:value-type="float">
            <text:p>0.470192</text:p>
          </table:table-cell>
          <table:table-cell office:value-type="float" office:value="0.0331495" calcext:value-type="float">
            <text:p>0.0331495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36-31old.mp4:-dtf-H-nosal </text:p>
          </table:table-cell>
          <table:table-cell office:value-type="float" office:value="0.847284" calcext:value-type="float">
            <text:p>0.847284</text:p>
          </table:table-cell>
          <table:table-cell office:value-type="float" office:value="0.254028" calcext:value-type="float">
            <text:p>0.254028</text:p>
          </table:table-cell>
          <table:table-cell office:value-type="string" calcext:value-type="string">
            <text:p>dtf-H-nosal@neg </text:p>
          </table:table-cell>
          <table:table-cell office:value-type="float" office:value="0.493608" calcext:value-type="float">
            <text:p>0.493608</text:p>
          </table:table-cell>
          <table:table-cell office:value-type="float" office:value="0.0449496" calcext:value-type="float">
            <text:p>0.0449496</text:p>
          </table:table-cell>
          <table:table-cell office:value-type="float" office:value="1823" calcext:value-type="float">
            <text:p>18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3.mp4:-dtf-H-nosal </text:p>
          </table:table-cell>
          <table:table-cell office:value-type="float" office:value="0.969399" calcext:value-type="float">
            <text:p>0.969399</text:p>
          </table:table-cell>
          <table:table-cell office:value-type="float" office:value="0.0832203" calcext:value-type="float">
            <text:p>0.0832203</text:p>
          </table:table-cell>
          <table:table-cell office:value-type="string" calcext:value-type="string">
            <text:p>dtf-H-nosal@neg </text:p>
          </table:table-cell>
          <table:table-cell office:value-type="float" office:value="0.519485" calcext:value-type="float">
            <text:p>0.519485</text:p>
          </table:table-cell>
          <table:table-cell office:value-type="float" office:value="0.0290849" calcext:value-type="float">
            <text:p>0.0290849</text:p>
          </table:table-cell>
          <table:table-cell office:value-type="float" office:value="599" calcext:value-type="float">
            <text:p>5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48.mp4:-dtf-H-nosal </text:p>
          </table:table-cell>
          <table:table-cell office:value-type="float" office:value="0.651494" calcext:value-type="float">
            <text:p>0.651494</text:p>
          </table:table-cell>
          <table:table-cell office:value-type="float" office:value="0.128315" calcext:value-type="float">
            <text:p>0.128315</text:p>
          </table:table-cell>
          <table:table-cell office:value-type="string" calcext:value-type="string">
            <text:p>dtf-H-nosal@neg </text:p>
          </table:table-cell>
          <table:table-cell office:value-type="float" office:value="0.0594881" calcext:value-type="float">
            <text:p>0.0594881</text:p>
          </table:table-cell>
          <table:table-cell office:value-type="float" office:value="0.0157957" calcext:value-type="float">
            <text:p>0.0157957</text:p>
          </table:table-cell>
          <table:table-cell office:value-type="float" office:value="348" calcext:value-type="float">
            <text:p>3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4.mp4:-dtf-H-nosal </text:p>
          </table:table-cell>
          <table:table-cell office:value-type="float" office:value="0.955937" calcext:value-type="float">
            <text:p>0.955937</text:p>
          </table:table-cell>
          <table:table-cell office:value-type="float" office:value="0.126933" calcext:value-type="float">
            <text:p>0.126933</text:p>
          </table:table-cell>
          <table:table-cell office:value-type="string" calcext:value-type="string">
            <text:p>dtf-H-nosal@neg </text:p>
          </table:table-cell>
          <table:table-cell office:value-type="float" office:value="0.538249" calcext:value-type="float">
            <text:p>0.538249</text:p>
          </table:table-cell>
          <table:table-cell office:value-type="float" office:value="0.00941667" calcext:value-type="float">
            <text:p>0.00941667</text:p>
          </table:table-cell>
          <table:table-cell office:value-type="float" office:value="704" calcext:value-type="float">
            <text:p>7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5.mp4:-dtf-H-nosal </text:p>
          </table:table-cell>
          <table:table-cell office:value-type="float" office:value="0.976625" calcext:value-type="float">
            <text:p>0.976625</text:p>
          </table:table-cell>
          <table:table-cell office:value-type="float" office:value="0.0900782" calcext:value-type="float">
            <text:p>0.0900782</text:p>
          </table:table-cell>
          <table:table-cell office:value-type="string" calcext:value-type="string">
            <text:p>dtf-H-nosal@neg </text:p>
          </table:table-cell>
          <table:table-cell office:value-type="float" office:value="0.434311" calcext:value-type="float">
            <text:p>0.434311</text:p>
          </table:table-cell>
          <table:table-cell office:value-type="float" office:value="0.0449466" calcext:value-type="float">
            <text:p>0.0449466</text:p>
          </table:table-cell>
          <table:table-cell office:value-type="float" office:value="451" calcext:value-type="float">
            <text:p>4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68.mp4:-dtf-H-nosal </text:p>
          </table:table-cell>
          <table:table-cell office:value-type="float" office:value="0.871461" calcext:value-type="float">
            <text:p>0.871461</text:p>
          </table:table-cell>
          <table:table-cell office:value-type="float" office:value="0.0820143" calcext:value-type="float">
            <text:p>0.0820143</text:p>
          </table:table-cell>
          <table:table-cell office:value-type="string" calcext:value-type="string">
            <text:p>dtf-H-nosal@neg </text:p>
          </table:table-cell>
          <table:table-cell office:value-type="float" office:value="0.142088" calcext:value-type="float">
            <text:p>0.142088</text:p>
          </table:table-cell>
          <table:table-cell office:value-type="float" office:value="0.0371292" calcext:value-type="float">
            <text:p>0.0371292</text:p>
          </table:table-cell>
          <table:table-cell office:value-type="float" office:value="281" calcext:value-type="float">
            <text:p>2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77.mp4:-dtf-H-nosal </text:p>
          </table:table-cell>
          <table:table-cell office:value-type="float" office:value="0.828275" calcext:value-type="float">
            <text:p>0.828275</text:p>
          </table:table-cell>
          <table:table-cell office:value-type="float" office:value="0.150613" calcext:value-type="float">
            <text:p>0.150613</text:p>
          </table:table-cell>
          <table:table-cell office:value-type="string" calcext:value-type="string">
            <text:p>dtf-H-nosal@neg </text:p>
          </table:table-cell>
          <table:table-cell office:value-type="float" office:value="0.188189" calcext:value-type="float">
            <text:p>0.188189</text:p>
          </table:table-cell>
          <table:table-cell office:value-type="float" office:value="0.0410755" calcext:value-type="float">
            <text:p>0.0410755</text:p>
          </table:table-cell>
          <table:table-cell office:value-type="float" office:value="313" calcext:value-type="float">
            <text:p>3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79.mp4:-dtf-H-nosal </text:p>
          </table:table-cell>
          <table:table-cell office:value-type="float" office:value="0.93187" calcext:value-type="float">
            <text:p>0.93187</text:p>
          </table:table-cell>
          <table:table-cell office:value-type="float" office:value="0.0594296" calcext:value-type="float">
            <text:p>0.0594296</text:p>
          </table:table-cell>
          <table:table-cell office:value-type="string" calcext:value-type="string">
            <text:p>dtf-H-nosal@neg </text:p>
          </table:table-cell>
          <table:table-cell office:value-type="float" office:value="0.348698" calcext:value-type="float">
            <text:p>0.348698</text:p>
          </table:table-cell>
          <table:table-cell office:value-type="float" office:value="0.114701" calcext:value-type="float">
            <text:p>0.114701</text:p>
          </table:table-cell>
          <table:table-cell office:value-type="float" office:value="284" calcext:value-type="float">
            <text:p>2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7.mp4:-dtf-H-nosal </text:p>
          </table:table-cell>
          <table:table-cell office:value-type="float" office:value="0.937458" calcext:value-type="float">
            <text:p>0.937458</text:p>
          </table:table-cell>
          <table:table-cell office:value-type="float" office:value="0.184543" calcext:value-type="float">
            <text:p>0.184543</text:p>
          </table:table-cell>
          <table:table-cell office:value-type="string" calcext:value-type="string">
            <text:p>dtf-H-nosal@neg </text:p>
          </table:table-cell>
          <table:table-cell office:value-type="float" office:value="0.492956" calcext:value-type="float">
            <text:p>0.492956</text:p>
          </table:table-cell>
          <table:table-cell office:value-type="float" office:value="0.0163976" calcext:value-type="float">
            <text:p>0.0163976</text:p>
          </table:table-cell>
          <table:table-cell office:value-type="float" office:value="237" calcext:value-type="float">
            <text:p>2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/media/navid/D410CF4E10CF3670/00Khazaee-DONotDelete-09132943946/DB/newcut-data/vids-1080/8.mp4:-dtf-H-nosal </text:p>
          </table:table-cell>
          <table:table-cell office:value-type="float" office:value="0.767813" calcext:value-type="float">
            <text:p>0.767813</text:p>
          </table:table-cell>
          <table:table-cell office:value-type="float" office:value="0.197933" calcext:value-type="float">
            <text:p>0.197933</text:p>
          </table:table-cell>
          <table:table-cell office:value-type="string" calcext:value-type="string">
            <text:p>dtf-H-nosal@neg </text:p>
          </table:table-cell>
          <table:table-cell office:value-type="float" office:value="0.258067" calcext:value-type="float">
            <text:p>0.258067</text:p>
          </table:table-cell>
          <table:table-cell office:value-type="float" office:value="0.0579278" calcext:value-type="float">
            <text:p>0.0579278</text:p>
          </table:table-cell>
          <table:table-cell office:value-type="float" office:value="539" calcext:value-type="float">
            <text:p>539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Liberation Sans1" style:language-asian="zh" style:country-asian="CN" style:font-name-complex="Liberation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09T19:40:59.857211617</dc:date>
    <meta:document-statistic meta:table-count="1" meta:cell-count="200" meta:object-count="0"/>
    <meta:generator>LibreOffice/4.2.8.2$Linux_X86_64 LibreOffice_project/420m0$Build-2</meta:generator>
  </office:meta>
</office:document-meta>
</file>